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Condensed" svg:font-family="'Inconsolata Condensed'" style:font-pitch="fixed"/>
    <style:font-face style:name="Inconsolata Ultra Expanded Black" svg:font-family="'Inconsolata Ultra Expanded Black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opacity="17%" draw:textarea-horizontal-align="justify" draw:textarea-vertical-align="middle" draw:auto-grow-height="false" fo:min-height="8.89cm" fo:min-width="17.152cm"/>
    </style:style>
    <style:style style:name="gr2" style:family="graphic" style:parent-style-name="standard">
      <style:graphic-properties svg:stroke-color="#000000" draw:fill="solid" draw:fill-color="#000000" draw:opacity="17%" draw:textarea-horizontal-align="justify" draw:textarea-vertical-align="middle" draw:auto-grow-height="false" fo:min-height="3.17cm" fo:min-width="17.152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51cm" fo:min-width="3.436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color="#000000" draw:marker-end="Arrowheads_20_1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fill-color="#800080" draw:opacity="70%" draw:textarea-horizontal-align="justify" draw:textarea-vertical-align="middle" draw:auto-grow-height="false" fo:min-height="2.603cm" fo:min-width="15.091cm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objectwithoutfill">
      <style:graphic-properties svg:stroke-color="#000000" draw:marker-start="Arrowheads_20_1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/>
      <style:paragraph-properties style:writing-mode="lr-tb"/>
    </style:style>
    <style:style style:name="P1" style:family="paragraph">
      <loext:graphic-properties draw:fill="solid" draw:fill-color="#000000" draw:opacity="17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Inconsolata Condense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8" style:family="paragraph">
      <loext:graphic-properties draw:fill-color="#800080" draw:opacity="70%"/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Inconsolata Condense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58%"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8% 58%" fo:font-size="10pt" style:font-size-asian="10pt" style:font-size-complex="10pt"/>
    </style:style>
    <style:style style:name="T10" style:family="text">
      <style:text-properties style:text-position="33% 58%"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2cm" svg:height="9.14cm" svg:x="1.606cm" svg:y="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52cm" svg:height="3.42cm" svg:x="1.606cm" svg:y="3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88cm" svg:height="1.153cm" svg:x="2.702cm" svg:y="2.155cm">
          <text:p text:style-name="P2"><text:span text:style-name="T1">Authentic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88cm" svg:height="1.153cm" svg:x="13.402cm" svg:y="2.155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592cm" svg:y1="3.383cm" svg:x2="4.592cm" svg:y2="15.63cm">
          <text:p/>
        </draw:line>
        <draw:line draw:style-name="gr4" draw:text-style-name="P4" draw:layer="layout" svg:x1="4.592cm" svg:y1="3.384cm" svg:x2="4.592cm" svg:y2="19.201cm">
          <text:p/>
        </draw:line>
        <draw:line draw:style-name="gr4" draw:text-style-name="P4" draw:layer="layout" svg:x1="15.492cm" svg:y1="3.385cm" svg:x2="15.492cm" svg:y2="19.334cm">
          <text:p/>
        </draw:line>
        <draw:line draw:style-name="gr5" draw:text-style-name="P4" draw:layer="layout" svg:x1="15.421cm" svg:y1="4.461cm" svg:x2="4.781cm" svg:y2="4.461cm">
          <text:p/>
        </draw:line>
        <draw:frame draw:style-name="gr6" draw:text-style-name="P5" draw:layer="layout" svg:width="6.627cm" svg:height="1.199cm" svg:x="7.118cm" svg:y="3.8cm">
          <draw:text-box>
            <text:p><text:span text:style-name="T2">getKeyAgreement(Protocol)</text:span></text:p>
          </draw:text-box>
        </draw:frame>
        <draw:line draw:style-name="gr5" draw:text-style-name="P4" draw:layer="layout" svg:x1="4.819cm" svg:y1="5.632cm" svg:x2="15.383cm" svg:y2="5.632cm">
          <text:p/>
        </draw:line>
        <draw:frame draw:style-name="gr6" draw:text-style-name="P5" draw:layer="layout" svg:width="2.652cm" svg:height="1.199cm" svg:x="9.122cm" svg:y="4.954cm">
          <draw:text-box>
            <text:p><text:span text:style-name="T2">Y</text:span><text:span text:style-name="T3">A</text:span><text:span text:style-name="T2"> = K</text:span><text:span text:style-name="T3">A</text:span><text:span text:style-name="T4">pub</text:span></text:p>
          </draw:text-box>
        </draw:frame>
        <draw:frame draw:style-name="gr6" draw:text-style-name="P5" draw:layer="layout" svg:width="2.652cm" svg:height="1.199cm" svg:x="1.79cm" svg:y="3.557cm">
          <draw:text-box>
            <text:p><text:span text:style-name="T2">Y</text:span><text:span text:style-name="T3">A</text:span><text:span text:style-name="T2"> = K</text:span><text:span text:style-name="T3">A</text:span><text:span text:style-name="T4">pub</text:span></text:p>
          </draw:text-box>
        </draw:frame>
        <draw:frame draw:style-name="gr6" draw:text-style-name="P5" draw:layer="layout" svg:width="2.652cm" svg:height="1.199cm" svg:x="1.833cm" svg:y="4.281cm">
          <draw:text-box>
            <text:p><text:span text:style-name="T2">x</text:span><text:span text:style-name="T3">A</text:span><text:span text:style-name="T2"> = K</text:span><text:span text:style-name="T3">A</text:span><text:span text:style-name="T4">sec</text:span></text:p>
          </draw:text-box>
        </draw:frame>
        <draw:frame draw:style-name="gr6" draw:text-style-name="P5" draw:layer="layout" svg:width="2.652cm" svg:height="1.199cm" svg:x="15.991cm" svg:y="3.558cm">
          <draw:text-box>
            <text:p><text:span text:style-name="T2">Y</text:span><text:span text:style-name="T3">C</text:span><text:span text:style-name="T2"> = K</text:span><text:span text:style-name="T3">C</text:span><text:span text:style-name="T4">pub</text:span></text:p>
          </draw:text-box>
        </draw:frame>
        <draw:frame draw:style-name="gr6" draw:text-style-name="P5" draw:layer="layout" svg:width="2.652cm" svg:height="1.199cm" svg:x="16.034cm" svg:y="4.282cm">
          <draw:text-box>
            <text:p><text:span text:style-name="T2">x</text:span><text:span text:style-name="T3">C</text:span><text:span text:style-name="T2"> = K</text:span><text:span text:style-name="T3">C</text:span><text:span text:style-name="T4">sec</text:span></text:p>
          </draw:text-box>
        </draw:frame>
        <draw:frame draw:style-name="gr7" draw:text-style-name="P5" draw:layer="layout" svg:width="3.634cm" svg:height="1.673cm" svg:x="15.831cm" svg:y="5.182cm">
          <draw:text-box>
            <text:p><text:span text:style-name="T2">SharedSecret = KDF(x</text:span><text:span text:style-name="T3">C</text:span><text:span text:style-name="T2"> * Y</text:span><text:span text:style-name="T3">A</text:span><text:span text:style-name="T2">)</text:span></text:p>
          </draw:text-box>
        </draw:frame>
        <draw:custom-shape draw:style-name="gr8" draw:text-style-name="P8" draw:layer="layout" svg:width="15.591cm" svg:height="2.853cm" svg:x="2.59cm" svg:y="6.597cm">
          <text:p text:style-name="P6"><text:span text:style-name="T5">Protocol 1:</text:span></text:p>
          <text:p text:style-name="P6"><text:span text:style-name="T5">KDF(Z) = SHA256(Z)</text:span></text:p>
          <text:p text:style-name="P6"><text:span text:style-name="T5"/></text:p>
          <text:p text:style-name="P6"><text:span text:style-name="T5">Protocol 2:</text:span></text:p>
          <text:p text:style-name="P7"><text:span text:style-name="T6">KDF(Z) = HKDF</text:span><text:span text:style-name="T7">SHA256</text:span><text:span text:style-name="T6">(0x00</text:span><text:span text:style-name="T8">32</text:span><text:span text:style-name="T6">, Z, “CTAP2 HMAC key”) || </text:span><text:span text:style-name="T5">HKDF</text:span><text:span text:style-name="T9">SHA256</text:span><text:span text:style-name="T5">(0x00</text:span><text:span text:style-name="T10">32</text:span><text:span text:style-name="T5">, Z, “CTAP2 AES key”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422cm" svg:y1="10.661cm" svg:x2="4.782cm" svg:y2="10.661cm">
          <text:p/>
        </draw:line>
        <draw:frame draw:style-name="gr6" draw:text-style-name="P5" draw:layer="layout" svg:width="7.962cm" svg:height="1.199cm" svg:x="6.319cm" svg:y="9.901cm">
          <draw:text-box>
            <text:p><text:span text:style-name="T11">getPinToken(Protocol, Y</text:span><text:span text:style-name="T12">C</text:span><text:span text:style-name="T11">, PinHashEnc</text:span><text:span text:style-name="T2">)</text:span></text:p>
          </draw:text-box>
        </draw:frame>
        <draw:custom-shape draw:style-name="gr8" draw:text-style-name="P8" draw:layer="layout" svg:width="15.591cm" svg:height="2.853cm" svg:x="2.59cm" svg:y="10.897cm">
          <text:p text:style-name="P6"><text:span text:style-name="T5">L</text:span><text:span text:style-name="T9">pin</text:span><text:span text:style-name="T5"> || R</text:span><text:span text:style-name="T9">pin</text:span><text:span text:style-name="T5"> = SHA256(PIN)</text:span></text:p>
          <text:p text:style-name="P6"><text:span text:style-name="T5"/></text:p>
          <text:p text:style-name="P7"><text:span text:style-name="T5">Protocol 1:</text:span></text:p>
          <text:p text:style-name="P6"><text:span text:style-name="T6">PinHashEnc = ENC(</text:span><text:span text:style-name="T5">SharedSecret</text:span><text:span text:style-name="T9">KEY</text:span><text:span text:style-name="T5">, L</text:span><text:span text:style-name="T9">pin</text:span><text:span text:style-name="T5">) = AES256CBC(0x00</text:span><text:span text:style-name="T9">IV</text:span><text:span text:style-name="T10">16</text:span><text:span text:style-name="T5">, SharedSecret</text:span><text:span text:style-name="T9">KEY</text:span><text:span text:style-name="T5">, L</text:span><text:span text:style-name="T9">pin</text:span><text:span text:style-name="T5">) </text:span></text:p>
          <text:p text:style-name="P6"><text:span text:style-name="T5"/></text:p>
          <text:p text:style-name="P7"><text:span text:style-name="T5">Protocol 2:</text:span></text:p>
          <text:p text:style-name="P7"><text:span text:style-name="T6">PinHashEnc = ENC(</text:span><text:span text:style-name="T5">SharedSecret[32..64], L</text:span><text:span text:style-name="T9">pin</text:span><text:span text:style-name="T5">) = AES256CBC(IV, SharedSecret[32..64], L</text:span><text:span text:style-name="T9">pin</text:span><text:span text:style-name="T5">) 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34cm" svg:height="1.673cm" svg:x="4.687cm" svg:y="14.193cm">
          <draw:text-box>
            <text:p><text:span text:style-name="T2">SharedSecret = KDF(x</text:span><text:span text:style-name="T3">A</text:span><text:span text:style-name="T2"> * Y</text:span><text:span text:style-name="T3">C</text:span><text:span text:style-name="T2">)</text:span></text:p>
          </draw:text-box>
        </draw:frame>
        <draw:line draw:style-name="gr9" draw:text-style-name="P4" draw:layer="layout" svg:x1="15.535cm" svg:y1="6.104cm" svg:x2="15.969cm" svg:y2="6.104cm">
          <text:p/>
        </draw:line>
        <draw:line draw:style-name="gr9" draw:text-style-name="P4" draw:layer="layout" svg:x1="15.969cm" svg:y1="10.149cm" svg:x2="15.969cm" svg:y2="6.104cm">
          <text:p/>
        </draw:line>
        <draw:line draw:style-name="gr10" draw:text-style-name="P4" draw:layer="layout" svg:x1="15.535cm" svg:y1="10.104cm" svg:x2="15.969cm" svg:y2="10.104cm">
          <text:p/>
        </draw:line>
        <draw:line draw:style-name="gr9" draw:text-style-name="P4" draw:layer="layout" svg:x1="4.609cm" svg:y1="14.048cm" svg:x2="4.175cm" svg:y2="14.048cm">
          <text:p/>
        </draw:line>
        <draw:line draw:style-name="gr9" draw:text-style-name="P4" draw:layer="layout" svg:x1="4.175cm" svg:y1="18.093cm" svg:x2="4.175cm" svg:y2="14.048cm">
          <text:p/>
        </draw:line>
        <draw:line draw:style-name="gr10" draw:text-style-name="P4" draw:layer="layout" svg:x1="4.609cm" svg:y1="18.048cm" svg:x2="4.175cm" svg:y2="18.048cm">
          <text:p/>
        </draw:line>
        <draw:frame draw:style-name="gr7" draw:text-style-name="P10" draw:layer="layout" svg:width="4.216cm" svg:height="1.673cm" svg:x="4.705cm" svg:y="15.484cm">
          <draw:text-box>
            <text:p text:style-name="P9"><text:span text:style-name="T13">PinHash = DEC( SharedSecret, PinHashEnc)</text:span></text:p>
          </draw:text-box>
        </draw:frame>
        <draw:frame draw:style-name="gr11" draw:text-style-name="P12" draw:layer="layout" svg:width="3.157cm" svg:height="1.184cm" svg:x="4.668cm" svg:y="16.883cm">
          <draw:text-box>
            <text:p text:style-name="P11"><text:span text:style-name="T5">Token = {0, 1}</text:span><text:span text:style-name="T10">256</text:span></text:p>
          </draw:text-box>
        </draw:frame>
        <draw:line draw:style-name="gr5" draw:text-style-name="P4" draw:layer="layout" svg:x1="4.819cm" svg:y1="18.632cm" svg:x2="15.383cm" svg:y2="18.632cm">
          <text:p/>
        </draw:line>
        <draw:frame draw:style-name="gr6" draw:text-style-name="P5" draw:layer="layout" svg:width="8.397cm" svg:height="1.199cm" svg:x="5.935cm" svg:y="17.899cm">
          <draw:text-box>
            <text:p><text:span text:style-name="T2">TokenEnc = ENC(SharedSecret, Toke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Condensed" svg:font-family="'Inconsolata Condensed'" style:font-pitch="fixed"/>
    <style:font-face style:name="Inconsolata Ultra Expanded Black" svg:font-family="'Inconsolata Ultra Expanded Black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2:04:05.565650397</meta:creation-date>
    <dc:date>2023-12-12T13:16:52.675067155</dc:date>
    <meta:editing-duration>PT1H12M43S</meta:editing-duration>
    <meta:editing-cycles>12</meta:editing-cycles>
    <meta:generator>LibreOffice/7.5.8.2$Linux_X86_64 LibreOffice_project/50$Build-2</meta:generator>
    <meta:document-statistic meta:object-count="31"/>
  </office:meta>
</office:document-meta>
</file>